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28T10:36:47.414452300</meta:creation-date>
    <dc:date>2024-11-28T10:37:52.560003800</dc:date>
    <meta:editing-duration>PT1M5S</meta:editing-duration>
    <meta:editing-cycles>1</meta:editing-cycles>
    <meta:generator>LibreOfficeDev/25.2.0.0.alpha1$Windows_X86_64 LibreOffice_project/2ed282bedf626ac93ce005906aed7fc2bb835a55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